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05cm" fo:min-width="7.73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69cm" fo:min-width="6.67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7cm" fo:min-width="6.67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6.672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88cm" fo:min-width="7.73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66cm" fo:min-width="6.672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35cm" svg:height="4.355cm" svg:x="0.25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72cm" svg:height="0.919cm" svg:x="0.781cm" svg:y="2.353cm">
          <text:p text:style-name="P2">TeamCity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72cm" svg:height="0.917cm" svg:x="0.781cm" svg:y="1.209cm">
          <text:p text:style-name="P2">Gi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0.781cm" svg:y="3.499cm">
          <text:p text:style-name="P2">Other local 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0.25cm" svg:y="5.5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0.781cm" svg:y="6.021cm">
          <text:p text:style-name="P2">Build Agen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0.781cm" svg:y="7.624cm">
          <text:p text:style-name="P2">Build Agent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9.015cm" svg:y="1.43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9.547cm" svg:y="1.896cm">
          <text:p text:style-name="P2">Build Agen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9.547cm" svg:y="3.499cm">
          <text:p text:style-name="P2">Build Agent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9.015cm" svg:y="5.5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9.547cm" svg:y="6.021cm">
          <text:p text:style-name="P2">Build Agent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9.547cm" svg:y="7.624cm">
          <text:p text:style-name="P2">Build Agent 12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3:38:49.948102189</meta:creation-date>
    <dc:date>2024-07-23T23:08:00.005574782</dc:date>
    <meta:editing-duration>PT1H4M32S</meta:editing-duration>
    <meta:editing-cycles>5</meta:editing-cycles>
    <meta:generator>LibreOffice/7.6.7.2$Linux_X86_64 LibreOffice_project/60$Build-2</meta:generator>
    <meta:print-date>2024-07-16T00:09:23.994676187</meta:print-date>
    <meta:printed-by>PDF-Dateien</meta:printed-by>
    <meta:document-statistic meta:object-count="13"/>
  </office:meta>
</office:document-meta>
</file>